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5.148cm" fo:min-width="7.438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7.052cm" fo:min-width="7.438cm"/>
      <style:paragraph-properties style:writing-mode="lr-tb"/>
    </style:style>
    <style:style style:name="gr3" style:family="graphic" style:parent-style-name="standard">
      <style:graphic-properties draw:fill-color="#808080" draw:textarea-horizontal-align="justify" draw:textarea-vertical-align="top" draw:auto-grow-height="false" fo:min-height="5.147cm" fo:min-width="5.533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703cm" fo:min-width="3.628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703cm" fo:min-width="5.53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="Arrowheads_20_4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</style:style>
    <style:style style:name="P3" style:family="paragraph">
      <loext:graphic-properties draw:fill-color="#808080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938cm" svg:height="5.398cm" svg:x="6.715cm" svg:y="7.032cm">
          <text:p text:style-name="P1">Simul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7.938cm" svg:height="7.302cm" svg:x="6.714cm" svg:y="13.065cm">
          <text:p text:style-name="P1">State dynamic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033cm" svg:height="5.397cm" svg:x="7.984cm" svg:y="14.335cm">
          <text:p text:style-name="P1">System dynam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8cm" svg:height="0.953cm" svg:x="9.571cm" svg:y="15.604cm">
          <text:p text:style-name="P4">Cano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8cm" svg:height="0.953cm" svg:x="9.571cm" svg:y="16.874cm">
          <text:p text:style-name="P4">Lin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4.128cm" svg:height="0.953cm" svg:x="9.571cm" svg:y="18.144cm">
          <text:p text:style-name="P4">Paylo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32cm" svg:height="0.953cm" svg:x="7.985cm" svg:y="9.573cm">
          <text:p text:style-name="P4">Glider contro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32cm" svg:height="0.953cm" svg:x="7.985cm" svg:y="10.842cm">
          <text:p text:style-name="P4">Glider st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032cm" svg:height="0.953cm" svg:x="7.985cm" svg:y="8.302cm">
          <text:p text:style-name="P4">Environm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line-skew="-0.451cm" svg:x1="6.715cm" svg:y1="9.731cm" svg:x2="6.714cm" svg:y2="16.716cm" draw:start-shape="id1" draw:start-glue-point="3" draw:end-shape="id2" draw:end-glue-point="3" svg:d="M6715 9731h-953v6985h952" svg:viewBox="0 0 954 6986">
          <text:p/>
        </draw:connector>
        <draw:connector draw:style-name="gr6" draw:text-style-name="P4" draw:layer="layout" draw:line-skew="0.451cm" svg:x1="14.652cm" svg:y1="16.716cm" svg:x2="14.653cm" svg:y2="9.731cm" draw:start-shape="id2" draw:start-glue-point="1" draw:end-shape="id1" draw:end-glue-point="1" svg:d="M14652 16716h953v-6985h-952" svg:viewBox="0 0 954 6986">
          <text:p/>
        </draw:connector>
        <draw:frame draw:style-name="gr7" draw:text-style-name="P6" draw:layer="layout" svg:width="3.529cm" svg:height="1.673cm" svg:x="15.605cm" svg:y="12.027cm">
          <draw:text-box>
            <text:p text:style-name="P4">State</text:p>
            <text:p text:style-name="P4">derivatives</text:p>
          </draw:text-box>
        </draw:frame>
        <draw:frame draw:style-name="gr8" draw:text-style-name="P6" draw:layer="layout" svg:width="2.252cm" svg:height="1.673cm" svg:x="3.222cm" svg:y="12.027cm">
          <draw:text-box>
            <text:p text:style-name="P4">Model inpu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7 20 13" svg:d="M0 20l10-13 10 13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4T13:20:47.689570425</meta:creation-date>
    <dc:date>2022-03-14T13:37:28.570871730</dc:date>
    <meta:editing-duration>PT4M50S</meta:editing-duration>
    <meta:editing-cycles>2</meta:editing-cycles>
    <meta:generator>LibreOffice/7.2.5.2.0$Linux_X86_64 LibreOffice_project/20$Build-2</meta:generator>
    <meta:document-statistic meta:object-count="13"/>
  </office:meta>
</office:document-meta>
</file>